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07cm" fo:margin-left="0cm" table:align="left"/>
    </style:style>
    <style:style style:name="Tabelle1.A" style:family="table-column">
      <style:table-column-properties style:column-width="3.205cm"/>
    </style:style>
    <style:style style:name="Tabelle1.B" style:family="table-column">
      <style:table-column-properties style:column-width="3.997cm"/>
    </style:style>
    <style:style style:name="Tabelle1.C" style:family="table-column">
      <style:table-column-properties style:column-width="6.498cm"/>
    </style:style>
    <style:style style:name="Tabelle1.D" style:family="table-column">
      <style:table-column-properties style:column-width="3.3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8.304cm" table:align="margins"/>
    </style:style>
    <style:style style:name="Tabelle3.A" style:family="table-column">
      <style:table-column-properties style:column-width="1.037cm" style:rel-column-width="8191*"/>
    </style:style>
    <style:style style:name="Tabelle3.B" style:family="table-column">
      <style:table-column-properties style:column-width="1.039cm" style:rel-column-width="8192*"/>
    </style:style>
    <style:style style:name="Tabelle3.C" style:family="table-column">
      <style:table-column-properties style:column-width="2.076cm" style:rel-column-width="16383*"/>
    </style:style>
    <style:style style:name="Tabelle3.E" style:family="table-column">
      <style:table-column-properties style:column-width="2.076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8.308cm" table:align="margins"/>
    </style:style>
    <style:style style:name="Tabelle4.A" style:family="table-column">
      <style:table-column-properties style:column-width="2.076cm" style:rel-column-width="16383*"/>
    </style:style>
    <style:style style:name="Tabelle4.D" style:family="table-column">
      <style:table-column-properties style:column-width="2.078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3.784cm"/>
    </style:style>
    <style:style style:name="Tabelle5.C" style:family="table-column">
      <style:table-column-properties style:column-width="2.223cm"/>
    </style:style>
    <style:style style:name="Tabelle5.D" style:family="table-column">
      <style:table-column-properties style:column-width="3.387cm"/>
    </style:style>
    <style:style style:name="Tabelle5.E" style:family="table-column">
      <style:table-column-properties style:column-width="3.413cm"/>
    </style:style>
    <style:style style:name="Tabelle5.A1" style:family="table-cell">
      <style:table-cell-properties fo:padding="0.097cm" fo:border-left="0.05pt solid #000000" fo:border-right="none" fo:border-top="none" fo:border-bottom="0.05pt solid #000000"/>
    </style:style>
    <style:style style:name="Tabelle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77e0b" officeooo:paragraph-rsid="00177e0b"/>
    </style:style>
    <style:style style:name="P2" style:family="paragraph" style:parent-style-name="Standard">
      <style:paragraph-properties fo:text-align="end" style:justify-single-word="false"/>
      <style:text-properties officeooo:rsid="00177e0b" officeooo:paragraph-rsid="00177e0b"/>
    </style:style>
    <style:style style:name="P3" style:family="paragraph" style:parent-style-name="Standard">
      <style:paragraph-properties fo:text-align="start" style:justify-single-word="false"/>
      <style:text-properties officeooo:rsid="00177e0b" officeooo:paragraph-rsid="00177e0b"/>
    </style:style>
    <style:style style:name="P4" style:family="paragraph" style:parent-style-name="Standard">
      <style:paragraph-properties fo:text-align="center" style:justify-single-word="false"/>
      <style:text-properties officeooo:rsid="0019c721" officeooo:paragraph-rsid="0019c721"/>
    </style:style>
    <style:style style:name="P5" style:family="paragraph" style:parent-style-name="Standard">
      <style:paragraph-properties fo:text-align="start" style:justify-single-word="false"/>
      <style:text-properties officeooo:rsid="0019c721" officeooo:paragraph-rsid="001b844d"/>
    </style:style>
    <style:style style:name="P6" style:family="paragraph" style:parent-style-name="Standard">
      <style:paragraph-properties fo:text-align="start" style:justify-single-word="false"/>
      <style:text-properties officeooo:rsid="001b844d" officeooo:paragraph-rsid="001b844d"/>
    </style:style>
    <style:style style:name="P7" style:family="paragraph" style:parent-style-name="Standard">
      <style:paragraph-properties fo:text-align="start" style:justify-single-word="false"/>
      <style:text-properties officeooo:rsid="001d23ef" officeooo:paragraph-rsid="001d23ef"/>
    </style:style>
    <style:style style:name="P8" style:family="paragraph" style:parent-style-name="Standard">
      <style:paragraph-properties fo:text-align="center" style:justify-single-word="false"/>
      <style:text-properties officeooo:rsid="0020676a" officeooo:paragraph-rsid="0020676a"/>
    </style:style>
    <style:style style:name="P9" style:family="paragraph" style:parent-style-name="Standard">
      <style:paragraph-properties fo:text-align="start" style:justify-single-word="false"/>
      <style:text-properties officeooo:rsid="0020676a" officeooo:paragraph-rsid="001f758f"/>
    </style:style>
    <style:style style:name="P10" style:family="paragraph" style:parent-style-name="Standard">
      <style:paragraph-properties fo:text-align="start" style:justify-single-word="false"/>
      <style:text-properties officeooo:rsid="0020676a" officeooo:paragraph-rsid="0020676a"/>
    </style:style>
    <style:style style:name="P11" style:family="paragraph" style:parent-style-name="Standard">
      <style:paragraph-properties fo:text-align="center" style:justify-single-word="false"/>
      <style:text-properties officeooo:rsid="0021f422" officeooo:paragraph-rsid="0021f422"/>
    </style:style>
    <style:style style:name="P12" style:family="paragraph" style:parent-style-name="Standard">
      <style:paragraph-properties fo:text-align="start" style:justify-single-word="false"/>
      <style:text-properties officeooo:rsid="0021f422" officeooo:paragraph-rsid="0021f422"/>
    </style:style>
    <style:style style:name="P13" style:family="paragraph" style:parent-style-name="Standard">
      <style:paragraph-properties fo:text-align="start" style:justify-single-word="false"/>
      <style:text-properties officeooo:rsid="0021f422" officeooo:paragraph-rsid="0029076e"/>
    </style:style>
    <style:style style:name="P14" style:family="paragraph" style:parent-style-name="Standard">
      <style:paragraph-properties fo:text-align="start" style:justify-single-word="false"/>
      <style:text-properties fo:color="#ffbf00" loext:opacity="100%" officeooo:rsid="0023d1d2" officeooo:paragraph-rsid="0023d1d2"/>
    </style:style>
    <style:style style:name="P15" style:family="paragraph" style:parent-style-name="Standard">
      <style:paragraph-properties fo:text-align="start" style:justify-single-word="false"/>
      <style:text-properties fo:color="#00a933" loext:opacity="100%" officeooo:rsid="0021f422" officeooo:paragraph-rsid="0021f422"/>
    </style:style>
    <style:style style:name="P16" style:family="paragraph" style:parent-style-name="Standard">
      <style:paragraph-properties fo:text-align="start" style:justify-single-word="false"/>
      <style:text-properties fo:color="#00a933" loext:opacity="100%" officeooo:rsid="0023d1d2" officeooo:paragraph-rsid="0023d1d2"/>
    </style:style>
    <style:style style:name="P17" style:family="paragraph" style:parent-style-name="Standard">
      <style:paragraph-properties fo:text-align="start" style:justify-single-word="false"/>
      <style:text-properties officeooo:paragraph-rsid="001f758f"/>
    </style:style>
    <style:style style:name="P18" style:family="paragraph" style:parent-style-name="Standard">
      <style:paragraph-properties fo:text-align="start" style:justify-single-word="false"/>
      <style:text-properties officeooo:rsid="002e9168" officeooo:paragraph-rsid="002e9168"/>
    </style:style>
    <style:style style:name="P19" style:family="paragraph" style:parent-style-name="Standard">
      <style:paragraph-properties fo:text-align="start" style:justify-single-word="false"/>
      <style:text-properties fo:color="#ff8000" loext:opacity="100%" officeooo:rsid="002e9168" officeooo:paragraph-rsid="002e9168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officeooo:rsid="002ed5f4" officeooo:paragraph-rsid="002ed5f4"/>
    </style:style>
    <style:style style:name="P21" style:family="paragraph" style:parent-style-name="Standard">
      <style:paragraph-properties fo:text-align="start" style:justify-single-word="false"/>
      <style:text-properties fo:color="#000000" loext:opacity="100%" officeooo:rsid="002ed5f4" officeooo:paragraph-rsid="002ed5f4"/>
    </style:style>
    <style:style style:name="P22" style:family="paragraph" style:parent-style-name="Standard">
      <style:paragraph-properties fo:text-align="start" style:justify-single-word="false"/>
      <style:text-properties fo:color="#2a6099" loext:opacity="100%" officeooo:rsid="002e9168" officeooo:paragraph-rsid="002e9168"/>
    </style:style>
    <style:style style:name="P23" style:family="paragraph" style:parent-style-name="Table_20_Contents">
      <style:paragraph-properties fo:text-align="start" style:justify-single-word="false"/>
      <style:text-properties officeooo:paragraph-rsid="00177e0b"/>
    </style:style>
    <style:style style:name="P24" style:family="paragraph" style:parent-style-name="Table_20_Contents">
      <style:paragraph-properties fo:text-align="start" style:justify-single-word="false"/>
      <style:text-properties officeooo:rsid="00177e0b" officeooo:paragraph-rsid="00177e0b"/>
    </style:style>
    <style:style style:name="P25" style:family="paragraph" style:parent-style-name="Table_20_Contents">
      <style:paragraph-properties fo:text-align="start" style:justify-single-word="false"/>
      <style:text-properties officeooo:rsid="00177e0b" officeooo:paragraph-rsid="00196a27"/>
    </style:style>
    <style:style style:name="P26" style:family="paragraph" style:parent-style-name="Table_20_Contents">
      <style:paragraph-properties fo:text-align="center" style:justify-single-word="false"/>
      <style:text-properties officeooo:rsid="00177e0b" officeooo:paragraph-rsid="00177e0b"/>
    </style:style>
    <style:style style:name="P27" style:family="paragraph" style:parent-style-name="Table_20_Contents">
      <style:paragraph-properties fo:text-align="start" style:justify-single-word="false"/>
      <style:text-properties officeooo:rsid="00196a27" officeooo:paragraph-rsid="00196a27"/>
    </style:style>
    <style:style style:name="P28" style:family="paragraph" style:parent-style-name="Table_20_Contents">
      <style:paragraph-properties fo:text-align="end" style:justify-single-word="false"/>
      <style:text-properties officeooo:rsid="00196a27" officeooo:paragraph-rsid="00196a27"/>
    </style:style>
    <style:style style:name="P29" style:family="paragraph" style:parent-style-name="Table_20_Contents">
      <style:paragraph-properties fo:text-align="center" style:justify-single-word="false"/>
      <style:text-properties officeooo:rsid="00196a27" officeooo:paragraph-rsid="00196a27"/>
    </style:style>
    <style:style style:name="P30" style:family="paragraph" style:parent-style-name="Table_20_Contents">
      <style:paragraph-properties fo:text-align="end" style:justify-single-word="false"/>
      <style:text-properties officeooo:rsid="0019c721" officeooo:paragraph-rsid="0019c721"/>
    </style:style>
    <style:style style:name="P31" style:family="paragraph" style:parent-style-name="Table_20_Contents">
      <style:paragraph-properties fo:text-align="center" style:justify-single-word="false"/>
      <style:text-properties officeooo:rsid="0019c721" officeooo:paragraph-rsid="0019c721"/>
    </style:style>
    <style:style style:name="P32" style:family="paragraph" style:parent-style-name="Table_20_Contents">
      <style:paragraph-properties fo:text-align="center" style:justify-single-word="false"/>
      <style:text-properties officeooo:rsid="0020676a" officeooo:paragraph-rsid="0020676a"/>
    </style:style>
    <style:style style:name="P33" style:family="paragraph" style:parent-style-name="Table_20_Contents">
      <style:paragraph-properties fo:text-align="start" style:justify-single-word="false"/>
      <style:text-properties officeooo:rsid="0020676a" officeooo:paragraph-rsid="0020676a"/>
    </style:style>
    <style:style style:name="P34" style:family="paragraph" style:parent-style-name="Standard">
      <style:paragraph-properties style:writing-mode="lr-tb"/>
      <style:text-properties officeooo:paragraph-rsid="00314071"/>
    </style:style>
    <style:style style:name="P35" style:family="paragraph" style:parent-style-name="Standard">
      <style:paragraph-properties style:writing-mode="lr-tb"/>
      <style:text-properties officeooo:paragraph-rsid="0036dae3"/>
    </style:style>
    <style:style style:name="P36" style:family="paragraph" style:parent-style-name="Standard">
      <style:paragraph-properties style:writing-mode="lr-tb"/>
      <style:text-properties officeooo:paragraph-rsid="003988e0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03a6df9" officeooo:paragraph-rsid="003a6df9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loext:opacity="100%" officeooo:rsid="003a6df9" officeooo:paragraph-rsid="003a6df9"/>
    </style:style>
    <style:style style:name="P39" style:family="paragraph" style:parent-style-name="Standard">
      <style:paragraph-properties fo:text-align="start" style:justify-single-word="false" style:writing-mode="lr-tb"/>
      <style:text-properties officeooo:paragraph-rsid="003a6df9"/>
    </style:style>
    <style:style style:name="P40" style:family="paragraph" style:parent-style-name="Standard">
      <style:paragraph-properties style:writing-mode="lr-tb"/>
      <style:text-properties style:font-name="sans-serif" fo:font-size="12pt" officeooo:paragraph-rsid="003a6df9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sans-serif" fo:font-size="12pt" officeooo:rsid="003a6df9" officeooo:paragraph-rsid="003a6df9"/>
    </style:style>
    <style:style style:name="P42" style:family="paragraph" style:parent-style-name="Standard">
      <style:paragraph-properties fo:text-align="start" style:justify-single-word="false" style:writing-mode="lr-tb"/>
      <style:text-properties fo:color="#c9211e" loext:opacity="100%" style:font-name="sans-serif" fo:font-size="12pt" officeooo:rsid="003a6df9" officeooo:paragraph-rsid="003a6df9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loext:opacity="100%" style:font-name="sans-serif" fo:font-size="12pt" officeooo:rsid="003a6df9" officeooo:paragraph-rsid="003a6df9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loext:opacity="100%" style:font-name="sans-serif" fo:font-size="12pt" officeooo:rsid="003adc7a" officeooo:paragraph-rsid="003adc7a"/>
    </style:style>
    <style:style style:name="T1" style:family="text">
      <style:text-properties officeooo:rsid="00177e0b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e9520"/>
    </style:style>
    <style:style style:name="T4" style:family="text">
      <style:text-properties fo:color="#00a933" loext:opacity="100%" style:font-name="sans-serif" fo:font-size="12pt"/>
    </style:style>
    <style:style style:name="T5" style:family="text">
      <style:text-properties fo:color="#00a933" loext:opacity="100%" officeooo:rsid="0034d726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sans-serif" fo:font-size="12pt"/>
    </style:style>
    <style:style style:name="T8" style:family="text">
      <style:text-properties fo:color="#ff0000" loext:opacity="100%" style:font-name="monospace" fo:font-size="9.75pt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style:font-name="sans-serif" fo:font-size="12pt"/>
    </style:style>
    <style:style style:name="T11" style:family="text">
      <style:text-properties fo:color="#2a6099" loext:opacity="100%" style:font-name="monospace" fo:font-size="9.75pt"/>
    </style:style>
    <style:style style:name="T12" style:family="text">
      <style:text-properties officeooo:rsid="0019c721"/>
    </style:style>
    <style:style style:name="T13" style:family="text">
      <style:text-properties officeooo:rsid="001b844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1e9520"/>
    </style:style>
    <style:style style:name="T16" style:family="text">
      <style:text-properties fo:color="#000000" loext:opacity="100%" officeooo:rsid="00249d57"/>
    </style:style>
    <style:style style:name="T17" style:family="text">
      <style:text-properties fo:color="#000000" loext:opacity="100%" fo:font-weight="bold" officeooo:rsid="00286ae2" style:font-weight-asian="bold" style:font-weight-complex="bold"/>
    </style:style>
    <style:style style:name="T18" style:family="text">
      <style:text-properties fo:color="#000000" loext:opacity="100%" style:font-name="monospace" fo:font-size="9.75pt"/>
    </style:style>
    <style:style style:name="T19" style:family="text">
      <style:text-properties fo:color="#000000" loext:opacity="100%" style:font-name="sans-serif" fo:font-size="12pt"/>
    </style:style>
    <style:style style:name="T20" style:family="text">
      <style:text-properties fo:color="#000000" loext:opacity="100%" style:font-name="sans-serif" fo:font-size="12pt" officeooo:rsid="00341b85"/>
    </style:style>
    <style:style style:name="T21" style:family="text">
      <style:text-properties fo:color="#000000" loext:opacity="100%" style:font-name="sans-serif" fo:font-size="12pt" officeooo:rsid="0034d726"/>
    </style:style>
    <style:style style:name="T22" style:family="text">
      <style:text-properties fo:color="#000000" loext:opacity="100%" style:font-name="sans-serif" fo:font-size="12pt" officeooo:rsid="003988e0"/>
    </style:style>
    <style:style style:name="T23" style:family="text">
      <style:text-properties fo:color="#000000" loext:opacity="100%" style:font-name="sans-serif" fo:font-size="12pt" style:text-underline-style="solid" style:text-underline-width="auto" style:text-underline-color="font-color" officeooo:rsid="0034d726"/>
    </style:style>
    <style:style style:name="T24" style:family="text">
      <style:text-properties fo:color="#000000" loext:opacity="100%" style:font-name="sans-serif" fo:font-size="12pt" style:text-underline-style="none" officeooo:rsid="0034d726"/>
    </style:style>
    <style:style style:name="T25" style:family="text">
      <style:text-properties fo:color="#000000" loext:opacity="100%" style:font-name="sans-serif" fo:font-size="12pt" officeooo:rsid="003a6df9"/>
    </style:style>
    <style:style style:name="T26" style:family="text">
      <style:text-properties fo:color="#000000" loext:opacity="100%" style:font-name="sans-serif" fo:font-size="12pt" officeooo:rsid="003adc7a"/>
    </style:style>
    <style:style style:name="T27" style:family="text">
      <style:text-properties fo:color="#000000" loext:opacity="100%" officeooo:rsid="0034d726"/>
    </style:style>
    <style:style style:name="T28" style:family="text">
      <style:text-properties fo:color="#ffbf00" loext:opacity="100%"/>
    </style:style>
    <style:style style:name="T29" style:family="text">
      <style:text-properties fo:color="#ff4000" loext:opacity="100%"/>
    </style:style>
    <style:style style:name="T30" style:family="text">
      <style:text-properties fo:color="#bf0041" loext:opacity="100%"/>
    </style:style>
    <style:style style:name="T31" style:family="text">
      <style:text-properties officeooo:rsid="00249d57"/>
    </style:style>
    <style:style style:name="T32" style:family="text">
      <style:text-properties fo:color="#b2b2b2" loext:opacity="100%"/>
    </style:style>
    <style:style style:name="T33" style:family="text">
      <style:text-properties fo:color="#b2b2b2" loext:opacity="100%" officeooo:rsid="00249d5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49d57" style:font-weight-asian="bold" style:font-weight-complex="bold"/>
    </style:style>
    <style:style style:name="T36" style:family="text">
      <style:text-properties fo:color="#999999" loext:opacity="100%"/>
    </style:style>
    <style:style style:name="T37" style:family="text">
      <style:text-properties officeooo:rsid="002d1999"/>
    </style:style>
    <style:style style:name="T38" style:family="text">
      <style:text-properties officeooo:rsid="001f758f"/>
    </style:style>
    <style:style style:name="T39" style:family="text">
      <style:text-properties fo:color="#ff8000" loext:opacity="100%"/>
    </style:style>
    <style:style style:name="T40" style:family="text">
      <style:text-properties style:font-name="sans-serif" fo:font-size="12pt"/>
    </style:style>
    <style:style style:name="T41" style:family="text">
      <style:text-properties style:font-name="sans-serif" fo:font-size="12pt" officeooo:rsid="00314071"/>
    </style:style>
    <style:style style:name="T42" style:family="text">
      <style:text-properties style:font-name="sans-serif" fo:font-size="12pt" officeooo:rsid="0032e4f4"/>
    </style:style>
    <style:style style:name="T43" style:family="text">
      <style:text-properties style:font-name="sans-serif" fo:font-size="12pt" officeooo:rsid="0034d726"/>
    </style:style>
    <style:style style:name="T44" style:family="text">
      <style:text-properties style:font-name="sans-serif" fo:font-size="12pt" officeooo:rsid="0036dae3"/>
    </style:style>
    <style:style style:name="T45" style:family="text">
      <style:text-properties style:font-name="sans-serif" fo:font-size="12pt" officeooo:rsid="003adc7a"/>
    </style:style>
    <style:style style:name="T46" style:family="text">
      <style:text-properties style:font-name="sans-serif" fo:font-size="9.75pt"/>
    </style:style>
    <style:style style:name="T47" style:family="text">
      <style:text-properties style:font-name="monospace" fo:font-size="9.75pt"/>
    </style:style>
    <style:style style:name="T48" style:family="text">
      <style:text-properties style:font-name="monospace" fo:font-size="9.75pt" officeooo:rsid="00341b85"/>
    </style:style>
    <style:style style:name="T49" style:family="text">
      <style:text-properties style:font-name="monospace" fo:font-size="9.75pt" officeooo:rsid="0034d726"/>
    </style:style>
    <style:style style:name="T50" style:family="text">
      <style:text-properties style:font-name="monospace" fo:font-size="9.75pt" officeooo:rsid="0038a409"/>
    </style:style>
    <style:style style:name="T51" style:family="text">
      <style:text-properties officeooo:rsid="0032e4f4"/>
    </style:style>
    <style:style style:name="T52" style:family="text">
      <style:text-properties officeooo:rsid="0036158f"/>
    </style:style>
    <style:style style:name="T53" style:family="text">
      <style:text-properties fo:color="#ea7500" loext:opacity="100%"/>
    </style:style>
    <style:style style:name="T54" style:family="text">
      <style:text-properties fo:color="#ea7500" loext:opacity="100%" style:font-name="sans-serif" fo:font-size="12pt"/>
    </style:style>
    <style:style style:name="T55" style:family="text">
      <style:text-properties fo:color="#ea7500" loext:opacity="100%" officeooo:rsid="0034d726"/>
    </style:style>
    <style:style style:name="T56" style:family="text">
      <style:text-properties fo:color="#ea7500" loext:opacity="100%" officeooo:rsid="00341b85"/>
    </style:style>
    <style:style style:name="T57" style:family="text">
      <style:text-properties officeooo:rsid="0036dae3"/>
    </style:style>
    <style:style style:name="T58" style:family="text">
      <style:text-properties fo:color="#800080" loext:opacity="100%" style:font-name="monospace" fo:font-size="9.75pt"/>
    </style:style>
    <style:style style:name="T59" style:family="text">
      <style:text-properties fo:color="#800080" loext:opacity="100%" officeooo:rsid="0036158f"/>
    </style:style>
    <style:style style:name="T60" style:family="text">
      <style:text-properties fo:color="#800080" loext:opacity="100%" officeooo:rsid="0036dae3"/>
    </style:style>
    <style:style style:name="T61" style:family="text">
      <style:text-properties fo:color="#c9211e" loext:opacity="100%" style:font-name="sans-serif" fo:font-size="12pt"/>
    </style:style>
    <style:style style:name="T62" style:family="text">
      <style:text-properties fo:color="#c9211e" loext:opacity="100%" style:font-name="sans-serif" fo:font-size="12pt" officeooo:rsid="003a6d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hmitke</text:p>
      <text:p text:style-name="P2">________________________________________________________________________________</text:p>
      <text:p text:style-name="P1"/>
      <text:p text:style-name="P1">Modelvergleich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6">OSI-Model</text:p>
          </table:table-cell>
          <table:table-cell table:style-name="Tabelle1.A1" office:value-type="string">
            <text:p text:style-name="P26">TCP/IP-Model</text:p>
          </table:table-cell>
          <table:table-cell table:style-name="Tabelle1.A1" office:value-type="string">
            <text:p text:style-name="P29">Beispiel</text:p>
          </table:table-cell>
          <table:table-cell table:style-name="Tabelle1.D1" office:value-type="string">
            <text:p text:style-name="P31">Adresse</text:p>
          </table:table-cell>
        </table:table-row>
        <table:table-row>
          <table:table-cell table:style-name="Tabelle1.A2" office:value-type="string">
            <text:p text:style-name="P24">Application-L.</text:p>
            <text:p text:style-name="P24">Pres.-Layer</text:p>
            <text:p text:style-name="P24">Session-Layer</text:p>
            <text:p text:style-name="P24">Transport-Layer</text:p>
            <text:p text:style-name="P24">Network-Layer</text:p>
            <text:p text:style-name="P23"><text:span text:style-name="T1">Data-</text:span><text:span text:style-name="T12">L.</text:span><text:span text:style-name="T1"> (Link-</text:span><text:span text:style-name="T12">L.</text:span><text:span text:style-name="T1">)</text:span></text:p>
            <text:p text:style-name="P24">Physical-Layer</text:p>
          </table:table-cell>
          <table:table-cell table:style-name="Tabelle1.A2" office:value-type="string">
            <text:p text:style-name="P27">Appl.-Layer</text:p>
            <text:p text:style-name="P27">Appl.-Layer</text:p>
            <text:p text:style-name="P27">Appl.-Layer</text:p>
            <text:p text:style-name="P25">Transport-L.</text:p>
            <text:p text:style-name="P27">Internet-Layer</text:p>
            <text:p text:style-name="P27">Network-Access-L.</text:p>
            <text:p text:style-name="P27">Network-Access-L.</text:p>
          </table:table-cell>
          <table:table-cell table:style-name="Tabelle1.A2" office:value-type="string">
            <text:p text:style-name="P28">Daten</text:p>
            <text:p text:style-name="P28"/>
            <text:p text:style-name="P28"/>
            <text:p text:style-name="P28"><text:span text:style-name="T3">UDP-H. </text:span><text:span text:style-name="T15">oder</text:span><text:span text:style-name="T3"> </text:span><text:span text:style-name="T2">TCP-Header</text:span>|Daten</text:p>
            <text:p text:style-name="P28"><text:span text:style-name="T6">IP-H.</text:span>|<text:span text:style-name="T2">TCP-H.</text:span>|Daten</text:p>
            <text:p text:style-name="P28"><text:span text:style-name="T9">Frame-H.</text:span>|<text:span text:style-name="T6">IP-H.</text:span>|<text:span text:style-name="T2">TCP-H.|</text:span>D.</text:p>
          </table:table-cell>
          <table:table-cell table:style-name="Tabelle1.D2" office:value-type="string">
            <text:p text:style-name="P28"/>
            <text:p text:style-name="P28"/>
            <text:p text:style-name="P28"/>
            <text:p text:style-name="P30">Port</text:p>
            <text:p text:style-name="P30">IPv4/IPv6</text:p>
            <text:p text:style-name="P30">MAC-A.</text:p>
          </table:table-cell>
        </table:table-row>
      </table:table>
      <text:p text:style-name="P3"/>
      <text:p text:style-name="P4">Well-Known-Ports</text:p>
      <text:p text:style-name="P5">7<text:tab/>Echo<text:tab/><text:tab/><text:tab/><text:tab/>25<text:tab/>SMTP</text:p>
      <text:p text:style-name="P5">9<text:tab/>Discard<text:tab/><text:tab/><text:tab/>53<text:tab/>DNS</text:p>
      <text:p text:style-name="P5">13<text:tab/>DayTime<text:tab/><text:tab/><text:tab/>67/68<text:tab/>DHCP</text:p>
      <text:p text:style-name="P5">20/21<text:tab/>FTP<text:tab/><text:tab/><text:tab/><text:tab/>80<text:tab/>HTTP → 443<text:tab/>HTTPS</text:p>
      <text:p text:style-name="P5">22<text:tab/>SSH<text:tab/><text:tab/><text:tab/><text:tab/>110<text:tab/>POPv3 → <text:span text:style-name="T13">995<text:tab/>POP3S</text:span></text:p>
      <text:p text:style-name="P5">23<text:tab/>Telnet<text:tab/><text:tab/><text:tab/><text:tab/><text:span text:style-name="T13">143<text:tab/>IMAP → 993 IMAP</text:span></text:p>
      <text:p text:style-name="P5"/>
      <text:p text:style-name="P6">Wireshark Übung</text:p>
      <text:p text:style-name="P7">IP Adresse herrausfinden in WIN terminal: ipconfig /all; LNX: ifconfig</text:p>
      <text:p text:style-name="P7"/>
      <text:p text:style-name="P17"><text:span text:style-name="T37">Übersicht</text:span><text:span text:style-name="T38"> im </text:span><text:span text:style-name="T37">B</text:span><text:span text:style-name="T38">rowser </text:span><text:span text:style-name="T37">unter</text:span><text:span text:style-name="T38">: „ipv6 header the-linux-chanel“</text:span></text:p>
      <text:p text:style-name="P9"/>
      <text:p text:style-name="P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">IPv4 Header</text:p>
          </table:table-cell>
          <table:table-cell table:style-name="Tabelle2.B1" office:value-type="string">
            <text:p text:style-name="P8">IPv6 Header</text:p>
          </table:table-cell>
        </table:table-row>
        <table:table-row>
          <table:table-cell table:style-name="Tabelle2.A2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row>
                <table:table-cell table:style-name="Tabelle3.A1" office:value-type="string">
                  <text:p text:style-name="P32">Version</text:p>
                </table:table-cell>
                <table:table-cell table:style-name="Tabelle3.A1" office:value-type="string">
                  <text:p text:style-name="P32">IHL</text:p>
                </table:table-cell>
                <table:table-cell table:style-name="Tabelle3.A1" office:value-type="string">
                  <text:p text:style-name="P32">Type of Service</text:p>
                </table:table-cell>
                <table:table-cell table:style-name="Tabelle3.D1" table:number-columns-spanned="2" office:value-type="string">
                  <text:p text:style-name="P32">Total Length</text:p>
                </table:table-cell>
                <table:covered-table-cell/>
              </table:table-row>
              <table:table-row>
                <table:table-cell table:style-name="Tabelle3.A2" table:number-columns-spanned="3" office:value-type="string">
                  <text:p text:style-name="P32">Identification</text:p>
                </table:table-cell>
                <table:covered-table-cell/>
                <table:covered-table-cell/>
                <table:table-cell table:style-name="Tabelle3.A2" office:value-type="string">
                  <text:p text:style-name="P32">Flags</text:p>
                </table:table-cell>
                <table:table-cell table:style-name="Tabelle3.E2" office:value-type="string">
                  <text:p text:style-name="P32">Fragment Offset</text:p>
                </table:table-cell>
              </table:table-row>
              <table:table-row>
                <table:table-cell table:style-name="Tabelle3.A2" table:number-columns-spanned="2" office:value-type="string">
                  <text:p text:style-name="P32">Time to Live</text:p>
                </table:table-cell>
                <table:covered-table-cell/>
                <table:table-cell table:style-name="Tabelle3.A2" office:value-type="string">
                  <text:p text:style-name="P32">Protocol</text:p>
                </table:table-cell>
                <table:table-cell table:style-name="Tabelle3.E2" table:number-columns-spanned="2" office:value-type="string">
                  <text:p text:style-name="P32">Header Checksum</text:p>
                </table:table-cell>
                <table:covered-table-cell/>
              </table:table-row>
              <table:table-row>
                <table:table-cell table:style-name="Tabelle3.E2" table:number-columns-spanned="5" office:value-type="string">
                  <text:p text:style-name="P32">Source Addres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E2" table:number-columns-spanned="5" office:value-type="string">
                  <text:p text:style-name="P32">Destination Addres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32">Options</text:p>
                </table:table-cell>
                <table:covered-table-cell/>
                <table:covered-table-cell/>
                <table:covered-table-cell/>
                <table:table-cell table:style-name="Tabelle3.E2" office:value-type="string">
                  <text:p text:style-name="P32">Padding</text:p>
                </table:table-cell>
              </table:table-row>
            </table:table>
            <text:p text:style-name="P8"/>
          </table:table-cell>
          <table:table-cell table:style-name="Tabelle2.B2" office:value-type="string">
            <table:table table:name="Tabelle4" table:style-name="Tabelle4">
              <table:table-column table:style-name="Tabelle4.A" table:number-columns-repeated="3"/>
              <table:table-column table:style-name="Tabelle4.D"/>
              <table:table-row>
                <table:table-cell table:style-name="Tabelle4.A1" office:value-type="string">
                  <text:p text:style-name="P32">Version</text:p>
                </table:table-cell>
                <table:table-cell table:style-name="Tabelle4.A1" office:value-type="string">
                  <text:p text:style-name="P32">Trafic Class</text:p>
                </table:table-cell>
                <table:table-cell table:style-name="Tabelle4.C1" table:number-columns-spanned="2" office:value-type="string">
                  <text:p text:style-name="P32">Flow Label</text:p>
                </table:table-cell>
                <table:covered-table-cell/>
              </table:table-row>
              <table:table-row>
                <table:table-cell table:style-name="Tabelle4.A2" table:number-columns-spanned="2" office:value-type="string">
                  <text:p text:style-name="P32">Payload Length</text:p>
                </table:table-cell>
                <table:covered-table-cell/>
                <table:table-cell table:style-name="Tabelle4.A2" office:value-type="string">
                  <text:p text:style-name="P32">Next Header</text:p>
                </table:table-cell>
                <table:table-cell table:style-name="Tabelle4.D2" office:value-type="string">
                  <text:p text:style-name="P32">Hop Limit</text:p>
                </table:table-cell>
              </table:table-row>
              <table:table-row>
                <table:table-cell table:style-name="Tabelle4.D2" table:number-columns-spanned="4" office:value-type="string">
                  <text:p text:style-name="P32">Source Address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e4.D2" table:number-columns-spanned="4" office:value-type="string">
                  <text:p text:style-name="P32">Destination Address</text:p>
                </table:table-cell>
                <table:covered-table-cell/>
                <table:covered-table-cell/>
                <table:covered-table-cell/>
              </table:table-row>
            </table:table>
            <text:p text:style-name="P8"/>
          </table:table-cell>
        </table:table-row>
      </table:table>
      <text:p text:style-name="P8"/>
      <text:p text:style-name="P8">Frame ( Ethernet )</text:p>
      <text:p text:style-name="P10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table:number-columns-spanned="3" office:value-type="string">
            <text:p text:style-name="P32">MAC Header ( 14 Bytes )</text:p>
          </table:table-cell>
          <table:covered-table-cell/>
          <table:covered-table-cell/>
          <table:table-cell table:style-name="Tabelle5.D1" office:value-type="string">
            <text:p text:style-name="P32">Data ( 46-1500 Bytes )</text:p>
          </table:table-cell>
          <table:table-cell table:style-name="Tabelle5.E1" office:value-type="string">
            <text:p text:style-name="P32">4 bytes</text:p>
          </table:table-cell>
        </table:table-row>
        <table:table-row>
          <table:table-cell table:style-name="Tabelle5.A1" office:value-type="string">
            <text:p text:style-name="P33">Destination MAC Address</text:p>
          </table:table-cell>
          <table:table-cell table:style-name="Tabelle5.A1" office:value-type="string">
            <text:p text:style-name="P33">Source MAC Address</text:p>
          </table:table-cell>
          <table:table-cell table:style-name="Tabelle5.D1" office:value-type="string">
            <text:p text:style-name="P33">EtherType</text:p>
          </table:table-cell>
          <table:table-cell table:style-name="Tabelle5.A1" office:value-type="string">
            <text:p text:style-name="P33">Payload ( Data )</text:p>
          </table:table-cell>
          <table:table-cell table:style-name="Tabelle5.E2" office:value-type="string">
            <text:p text:style-name="P33">CRC Checksum</text:p>
          </table:table-cell>
        </table:table-row>
      </table:table>
      <text:p text:style-name="P10"/>
      <text:p text:style-name="P10"/>
      <text:p text:style-name="P11"><text:soft-page-break/>Übung</text:p>
      <text:p text:style-name="P12"/>
      <text:p text:style-name="P14">Adresse in HEX<text:tab/><text:span text:style-name="T29">Destination MAC address<text:tab/></text:span><text:span text:style-name="T9">Source MAC address</text:span><text:span text:style-name="T30"><text:tab/><text:tab/></text:span><text:span text:style-name="T6">EtherType</text:span></text:p>
      <text:p text:style-name="P16">IPv4<text:tab/><text:span text:style-name="T16">UDP Header<text:tab/></text:span><text:span text:style-name="T33">DNS Header<text:tab/><text:tab/></text:span><text:span text:style-name="T17">Data</text:span></text:p>
      <text:p text:style-name="P12"/>
      <text:p text:style-name="P12"><text:span text:style-name="T28">0000</text:span> <text:span text:style-name="T29">08 f1 ea 16 8c dd</text:span> <text:span text:style-name="T9">90 1b 0e 4b f0 c1</text:span> <text:span text:style-name="T6">08 00</text:span> <text:span text:style-name="T2">45 00</text:span></text:p>
      <text:p text:style-name="P15"><text:span text:style-name="T28">0010</text:span> 00 3b 42 fc 00 00 80 11 00 00 ac 10 64 e5 ac 10</text:p>
      <text:p text:style-name="P12"><text:span text:style-name="T28">0020</text:span><text:span text:style-name="T2"> 67 f5 c7 78</text:span> <text:span text:style-name="T14">00 35 00 27 25 34</text:span> <text:span text:style-name="T32">8e 0a 01 00 00 01</text:span></text:p>
      <text:p text:style-name="P12"><text:span text:style-name="T28">0030</text:span> <text:span text:style-name="T32">00 00 00 00 00 00</text:span> <text:span text:style-name="T34">03 77 77 77 06 67 6f 6f 67 6c <text:s text:c="4"/></text:span><text:span text:style-name="T31">ASCII (</text:span><text:span text:style-name="T35">77 77 77 06 ...)</text:span><text:span text:style-name="T31"> → www.googl...</text:span></text:p>
      <text:p text:style-name="P12"><text:span text:style-name="T28">0040</text:span> <text:span text:style-name="T34">65 02 64 65 00 00 01 00 01</text:span></text:p>
      <text:p text:style-name="P12"/>
      <text:p text:style-name="P12">________________________________________________________________________________</text:p>
      <text:p text:style-name="P12"/>
      <text:p text:style-name="P12"><text:span text:style-name="T28">0000</text:span> <text:span text:style-name="T29">90 1b 0e 4b f0 c1</text:span> <text:span text:style-name="T9">08 f1 ea 16 8c dd</text:span> <text:span text:style-name="T6">08 00</text:span> <text:span text:style-name="T2">45 00</text:span></text:p>
      <text:p text:style-name="P12"><text:span text:style-name="T28">0010</text:span> <text:span text:style-name="T2">00 4b 61 59 00 00 80 11 b4 4d ac 10 67 f5 ac 10</text:span></text:p>
      <text:p text:style-name="P12"><text:span text:style-name="T28">0020</text:span> <text:span text:style-name="T2">64 e5 00 35</text:span> c7 78 00 37 18 43 <text:span text:style-name="T36">8e 0a 81 80 00 01</text:span></text:p>
      <text:p text:style-name="P12"><text:span text:style-name="T28">0030</text:span> <text:span text:style-name="T36">00 01 00 00 00 00</text:span> <text:span text:style-name="T34">03 77 77 77 06 67 6f 6f 67 6c</text:span></text:p>
      <text:p text:style-name="P12"><text:span text:style-name="T28">0040</text:span> <text:span text:style-name="T34">65 02 64 65 00 00 01 00 01 c0 0c 00 01 00 01 00</text:span></text:p>
      <text:p text:style-name="P12"><text:span text:style-name="T28">0050</text:span> <text:span text:style-name="T34">00 00 f6 00 04 d8 3a d4 83</text:span></text:p>
      <text:p text:style-name="P12">________________________________________________________________________________</text:p>
      <text:p text:style-name="P12"/>
      <text:p text:style-name="P12"><text:span text:style-name="T28">0000</text:span> e8 1c ba 79 cb 9f 90 1b 0e 4b f0 c1 08 00 45 00</text:p>
      <text:p text:style-name="P12"><text:span text:style-name="T28">0010</text:span> 00 3c 18 52 00 00 ff 01 00 00 ac 10 64 e5 d8 3a</text:p>
      <text:p text:style-name="P12"><text:span text:style-name="T28">0020</text:span> d4 83 08 00 f7 fc 00 01 00 02 00 00 00 00 00 00</text:p>
      <text:p text:style-name="P12"><text:span text:style-name="T28">0030</text:span> 00 00 00 00 00 00 00 00 00 00 00 00 00 00 00 00</text:p>
      <text:p text:style-name="P12"><text:span text:style-name="T28">0040</text:span> 00 00 00 00 00 00 00 00 00 00</text:p>
      <text:p text:style-name="P13">________________________________________________________________________________</text:p>
      <text:p text:style-name="P13"/>
      <text:p text:style-name="P12"><text:span text:style-name="T28">0000</text:span> 90 1b 0e 4b f0 c1 e8 1c ba 79 cb 9f 08 00 45 00</text:p>
      <text:p text:style-name="P12"><text:span text:style-name="T28">0010</text:span> 00 3c 00 00 000 75 01 88 0d d8 3a d4 83 ac 10</text:p>
      <text:p text:style-name="P12"><text:span text:style-name="T28">0020</text:span> 64 e5 00 00 ff fc 00 01 00 02 <text:s/>00 00 00 00 00 00</text:p>
      <text:p text:style-name="P12"><text:span text:style-name="T28">0030</text:span> 00 00 00 00 00 00 00 00 00 00 00 00 00 00 00 00</text:p>
      <text:p text:style-name="P12"><text:span text:style-name="T28">0040</text:span> 00 00 00 00 00 00 00 00 00 00</text:p>
      <text:p text:style-name="P12"/>
      <text:p text:style-name="P18">Übung: IPv6</text:p>
      <text:p text:style-name="P18"><text:span text:style-name="T39">2A00:1450:4001:80E</text:span>::<text:span text:style-name="T9">2003</text:span></text:p>
      <text:p text:style-name="P19">Netzwerk<text:tab/><text:tab/><text:span text:style-name="T9">ID</text:span></text:p>
      <text:p text:style-name="P22"/>
      <text:p text:style-name="P20">Übung</text:p>
      <text:p text:style-name="P21"/>
      <text:p text:style-name="P34"><text:span text:style-name="T40">1.Welche der folgenden Zeilen enthält gültige IPv6-Adressen?</text:span><text:line-break/><text:span text:style-name="T40">a) 1111:2222:3333:AAAA:BBBB:CCCC → </text:span><text:span text:style-name="T41">ungültig, weil kein ::</text:span><text:line-break/><text:span text:style-name="T40">b) 1:2:3:4:5:A:B:C <text:s/>→ </text:span><text:span text:style-name="T41">gültig</text:span><text:line-break/><text:span text:style-name="T40">c) FE80::714A:1:D40 → </text:span><text:span text:style-name="T41">gültig</text:span><text:line-break/><text:span text:style-name="T40">d) 2001:0DB8::4A12::1 → </text:span><text:span text:style-name="T41">ungültig, weil doppelt :: verwendet (immer nur einmal)</text:span><text:line-break/><text:span text:style-name="T40">e) FEC0:3::AFC1:B4:51 → </text:span><text:span text:style-name="T41">gültig</text:span></text:p>
      <text:p text:style-name="P34"><text:line-break/><text:span text:style-name="T40">2.Wie lautet die ungekürzte IPv6-Adresse 2001:DB8::400:29?</text:span><text:line-break/><text:span text:style-name="T41">2001:0DB8:0000:0000:0000:0000:0400:0029</text:span></text:p>
      <text:p text:style-name="P34"><text:line-break/><text:span text:style-name="T40">3.Welche Zeile enthält die kürzeste gültige Abkürzung der folgenden IPv6-Adresse?</text:span><text:line-break/><text:span text:style-name="T40">2000:0300:0040:6000:5000:0009:0800:0070</text:span><text:line-break/><text:soft-page-break/><text:span text:style-name="T40">a) 2:3:4:6:5:9:8:7</text:span><text:line-break/><text:span text:style-name="T40">b) 2000:300:40:5:9:800:70</text:span><text:line-break/><text:span text:style-name="T40">c) 2000:300:40:6000:5000:9:800:70 </text:span><text:span text:style-name="T41">← diese</text:span><text:line-break/><text:span text:style-name="T40">d) 2000:300:40:6::5:9:800:70</text:span></text:p>
      <text:p text:style-name="P35"><text:line-break/><text:span text:style-name="T40">4.Mit einem Protocolanalyser wurden die folgenden Pakete im eigenen Netz aufgezeichnet.</text:span><text:line-break/><text:span text:style-name="T47">Trace 1: </text:span><text:span text:style-name="T48">(IPv4 !!!! siehe erst</text:span><text:span text:style-name="T49">es</text:span><text:span text:style-name="T48"> </text:span><text:span text:style-name="T50">Byte = 4</text:span><text:span text:style-name="T49">)</text:span><text:line-break/><text:span text:style-name="T18">45 00 00 54 A1 1B 00 00 41 01 55 52 C0 A8 01 02</text:span><text:span text:style-name="T14"><text:line-break/></text:span><text:span text:style-name="T18">C0 A8 01 E9 00 00 9B E3 3F 1C 00 09 24 13 36 47</text:span><text:span text:style-name="T14"><text:line-break/></text:span><text:span text:style-name="T18">D5 98 0D 00 08 09 0A 0B 0C 0D 0E 0F 10 11 12 13</text:span><text:span text:style-name="T14"><text:line-break/></text:span><text:span text:style-name="T18">14 15 16 17 18 19 1A 1B 1C 1D 1E 1F 20 21 22 23</text:span><text:line-break/><text:span text:style-name="T47">Trace 2: </text:span><text:span text:style-name="T48">(IPv6 weil erste</text:span><text:span text:style-name="T50">s</text:span><text:span text:style-name="T48"> B</text:span><text:span text:style-name="T50">yte =</text:span><text:span text:style-name="T48"> 6 )</text:span><text:line-break/><text:span text:style-name="T47">60 00 </text:span><text:span text:style-name="T18">00 00 00 40 </text:span><text:span text:style-name="T58">11</text:span> <text:span text:style-name="T47">40 </text:span><text:span text:style-name="T8">FE 80 00 01 00 00 00 00</text:span><text:span text:style-name="T6"><text:line-break/></text:span><text:span text:style-name="T8">00 00 AF FF</text:span><text:span text:style-name="T6"> </text:span><text:span text:style-name="T8">FE</text:span><text:span text:style-name="T6"> </text:span><text:span text:style-name="T8">B4 00 51</text:span><text:span text:style-name="T47"> </text:span><text:span text:style-name="T11">FE 80 00 03 00 00 00 00</text:span><text:span text:style-name="T9"><text:line-break/></text:span><text:span text:style-name="T11">00 00 00 BE FE 30 01 F0</text:span><text:span text:style-name="T8"> </text:span><text:span text:style-name="T18">81 00 A4 6B 0C 1C 00 41</text:span><text:span text:style-name="T14"><text:line-break/></text:span><text:span text:style-name="T18">52 0F 36 47 9F 89 0C 00 08 09 0A 0B 0C 0D 0E 0F</text:span><text:line-break/><text:span text:style-name="T40">a) Ermitteln Sie de</text:span><text:span text:style-name="T19">n Trace m</text:span><text:span text:style-name="T40">it dem IPv6-Paket.</text:span></text:p>
      <text:p text:style-name="P36"><text:span text:style-name="T40"><text:tab/></text:span><text:span text:style-name="T44">Trace 2 siehe erstes Bit</text:span><text:line-break/><text:span text:style-name="T40">b) Nennen Sie die gekürzte </text:span><text:span text:style-name="T7">IPv6-Sender-Adresse</text:span><text:span text:style-name="T40">.</text:span><text:line-break/><text:tab/><text:span text:style-name="T5">FE80</text:span><text:span text:style-name="T2">:</text:span><text:span text:style-name="T5">1</text:span><text:span text:style-name="T2">::</text:span><text:span text:style-name="T55">AFFF</text:span><text:span text:style-name="T53">:</text:span><text:span text:style-name="T55">FEB4</text:span><text:span text:style-name="T53">:</text:span><text:span text:style-name="T55">5</text:span><text:span text:style-name="T56">1</text:span><text:line-break/><text:span text:style-name="T40">c) Nennen Sie die gekürzte </text:span><text:span text:style-name="T10">IPv6-Empfänger-Adresse</text:span><text:span text:style-name="T40">.</text:span><text:line-break/><text:tab/><text:span text:style-name="T51">1415</text:span><text:span text:style-name="T40">:</text:span><text:span text:style-name="T42">1617</text:span><text:span text:style-name="T40">:</text:span><text:span text:style-name="T42">1819</text:span><text:span text:style-name="T40">:</text:span><text:span text:style-name="T42">1A1B</text:span><text:span text:style-name="T40">:</text:span><text:span text:style-name="T42">1C1D</text:span><text:span text:style-name="T40">:</text:span><text:span text:style-name="T42">1E1F</text:span><text:span text:style-name="T40">:</text:span><text:span text:style-name="T42">2021</text:span><text:span text:style-name="T40">:</text:span><text:span text:style-name="T42">2223</text:span><text:line-break/><text:span text:style-name="T40">d) Auf welcher Schicht des TCP/IP-Protokoll-Stapels arbeitet das IPv6-Protokoll?</text:span><text:line-break/><text:tab/><text:span text:style-name="T43">Internetschicht</text:span><text:line-break/><text:span text:style-name="T40">e) Welches Protokoll der Transportschicht wurde in dem Trace mit dem IPv6-Paket benutzt?</text:span><text:line-break/><text:tab/><text:span text:style-name="T59">11 </text:span><text:span text:style-name="T60">aus binär</text:span><text:span text:style-name="T57"> zu dezimal wird</text:span><text:span text:style-name="T52"> 17 also <text:s/>UDP</text:span><text:line-break/><text:span text:style-name="T40">f) Nennen Sie den </text:span><text:span text:style-name="T4">Präfix-Bereich der Sender-Adresse</text:span><text:span text:style-name="T40">.</text:span><text:line-break/><text:tab/><text:span text:style-name="T5">FE80</text:span><text:span text:style-name="T2">:</text:span><text:span text:style-name="T5">0001</text:span><text:span text:style-name="T2">:</text:span><text:span text:style-name="T5">0000</text:span><text:span text:style-name="T2">:</text:span><text:span text:style-name="T5">0000</text:span><text:line-break/><text:span text:style-name="T40">g) Nennen Sie den </text:span><text:span text:style-name="T54">Interface-Identifier</text:span><text:span text:style-name="T40"> und die MAC-Adresse der Sender-Adresse.</text:span><text:line-break/><text:tab/><text:span text:style-name="T27">FE80:1::AFFF:FEB4:51→</text:span><text:span text:style-name="T20"> </text:span><text:span text:style-name="T22">0000:</text:span><text:span text:style-name="T21">AF</text:span><text:span text:style-name="T23">FF:FE</text:span><text:span text:style-name="T21">B4:51 → </text:span><text:span text:style-name="T22">MAC: 0000:</text:span><text:span text:style-name="T21">AF</text:span><text:span text:style-name="T24">:B</text:span><text:span text:style-name="T21">4:51</text:span><text:line-break/><text:span text:style-name="T46">Next Header Options:</text:span><text:line-break/><text:span text:style-name="T46">0 – Hop by Hop</text:span><text:line-break/><text:span text:style-name="T46">6 – TCP </text:span><text:line-break/><text:span text:style-name="T46">17 – UDP </text:span><text:line-break/><text:span text:style-name="T46">43 – Routing Header</text:span><text:line-break/><text:span text:style-name="T46">44 – Fragment Header</text:span><text:line-break/><text:span text:style-name="T46">50 – Encapsulation Security</text:span><text:line-break/><text:span text:style-name="T46">51 – Authentication Header</text:span><text:line-break/><text:span text:style-name="T46">58 – ICMPv6 </text:span><text:line-break/><text:span text:style-name="T46">59 – no Next Header</text:span><text:line-break/><text:span text:style-name="T46">60 – Destination Header</text:span></text:p>
      <text:p text:style-name="P40"/>
      <text:p text:style-name="P41">Übung</text:p>
      <text:p text:style-name="P37"><text:span text:style-name="T61">2A02:2E0:3FE:30</text:span><text:span text:style-name="T40">00::/56</text:span></text:p>
      <text:p text:style-name="P42">Präfix</text:p>
      <text:p text:style-name="P43">Aufgabe: Auf vier Standorte gleichmäßig aufteilen.</text:p>
      <text:p text:style-name="P38"><text:span text:style-name="T61">2A02:2E0:3FE:30</text:span><text:span text:style-name="T40">00::/56</text:span></text:p>
      <text:p text:style-name="P39"><text:span text:style-name="T62">2A02:2E0:3FE:30</text:span><text:span text:style-name="T26">40</text:span><text:span text:style-name="T25">::/56</text:span></text:p>
      <text:p text:style-name="P38"><text:span text:style-name="T61">2A02:2E0:3FE:30</text:span><text:span text:style-name="T45">80</text:span><text:span text:style-name="T40">::/56</text:span></text:p>
      <text:p text:style-name="P38"><text:span text:style-name="T61">2A02:2E0:3FE:30</text:span><text:span text:style-name="T45">B0</text:span><text:span text:style-name="T40">::/56</text:span></text:p>
      <text:p text:style-name="P44">weil 00 wird zu 0000 0000 und für vier Adressen brauchen wir die ersten zwei Bit<text:line-break/>→ 0000 0000; 0100 0000; 1000 0000; 1100 0000</text:p>
      <text:p text:style-name="P44"/>
      <text:p text:style-name="P44">Wie viele Netze stehen pro Strandort zu Verfügung?<text:tab/>6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0:02:17.571000000</meta:creation-date>
    <dc:date>2022-01-28T12:06:12.743000000</dc:date>
    <meta:editing-duration>PT1H57M14S</meta:editing-duration>
    <meta:editing-cycles>21</meta:editing-cycles>
    <meta:generator>LibreOffice/7.0.1.2$Windows_X86_64 LibreOffice_project/7cbcfc562f6eb6708b5ff7d7397325de9e764452</meta:generator>
    <meta:document-statistic meta:table-count="5" meta:image-count="0" meta:object-count="0" meta:page-count="3" meta:paragraph-count="117" meta:word-count="903" meta:character-count="5018" meta:non-whitespace-character-count="4183"/>
  </office:meta>
</office:document-meta>
</file>